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style:text-properties fo:font-style="italic" style:font-style-asian="italic" style:font-style-complex="italic"/>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a specific instance.</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ext:soft-page-break/>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ext:soft-page-break/>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ext:soft-page-break/>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ext:soft-page-break/>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ext:soft-page-break/>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ext:soft-page-break/>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56</meta:editing-cycles>
    <meta:print-date>2011-02-05T01:56:00</meta:print-date>
    <meta:creation-date>2010-07-31T21:07:00</meta:creation-date>
    <dc:date>2019-04-29T08:38:18</dc:date>
    <meta:editing-duration>P20DT1H47M56S</meta:editing-duration>
    <meta:generator>OpenOffice/4.1.6$Unix OpenOffice.org_project/416m1$Build-9790</meta:generator>
    <meta:document-statistic meta:table-count="149" meta:image-count="0" meta:object-count="0" meta:page-count="69" meta:paragraph-count="1651" meta:word-count="11933" meta:character-count="811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